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EVELATION 16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FIRST JUDGMENT BOWL (16:1-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FIRST JUDGMENT BOWL (16:1-2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place (16:1-2a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punishment (16:2b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REVELATION 16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FIRST JUDGMENT BOWL (16:1-2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SECOND JUDGMENT BOWL (16: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SECOND JUDGMENT BOWL (16:3)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place (16:3a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punishment (16:3b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REVELATION 16</text:span><text:span text:style-name="a539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FIRST JUDGMENT BOWL (16:1-2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SECOND JUDGMENT BOWL (16:3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IRD JUDGMENT BOWL (16:4-7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IRD JUDGMENT BOWL (16:4-7)<text:s text:c="1"/></text:span><text:span text:style-name="a557" text:class-names=""/></text:p>
          </draw:text-box>
          <svg:title/>
          <svg:desc/>
        </draw:frame>
        <draw:frame draw:id="id101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place (16:4a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punishment (1 6:4b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proclamation (16:5-7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7" draw:style-name="a573" draw:master-page-name="Master1-Layout12-tx-Title-and-Text" presentation:presentation-page-layout-name="Master1-PPL12" draw:id="Slide-262">
        <draw:frame draw:id="id102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REVELATION 16</text:span><text:span text:style-name="a575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FIRST JUDGMENT BOWL (16:1-2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SECOND JUDGMENT BOWL (16:3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IRD JUDGMENT BOWL (16:4-7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FOURTH JUDGMENT BOWL (16:8-9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FOURTH JUDGMENT BOWL (16:8-9)<text:s text:c="1"/></text:span><text:span text:style-name="a596" text:class-names=""/></text:p>
          </draw:text-box>
          <svg:title/>
          <svg:desc/>
        </draw:frame>
        <draw:frame draw:id="id105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place (16:8a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punishment (16:8b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perversion (16:9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9" draw:style-name="a612" draw:master-page-name="Master1-Layout12-tx-Title-and-Text" presentation:presentation-page-layout-name="Master1-PPL12" draw:id="Slide-264">
        <draw:frame draw:id="id106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REVELATION 16</text:span><text:span text:style-name="a614" text:class-names=""/></text:p>
          </draw:text-box>
          <svg:title/>
          <svg:desc/>
        </draw:frame>
        <draw:frame draw:id="id107" presentation:style-name="a635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FIRST JUDGMENT BOWL (16:1-2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SECOND JUDGMENT BOWL (16:3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IRD JUDGMENT BOWL (16:4-7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FOURTH JUDGMENT BOWL (16:8-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FIFTH JUDGMENT BOWL (16:10-1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0" draw:style-name="a636" draw:master-page-name="Master1-Layout12-tx-Title-and-Text" presentation:presentation-page-layout-name="Master1-PPL12" draw:id="Slide-265">
        <draw:frame draw:id="id108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FIFTH JUDGMENT BOWL (16:10-11)<text:s text:c="1"/></text:span><text:span text:style-name="a638" text:class-names=""/></text:p>
          </draw:text-box>
          <svg:title/>
          <svg:desc/>
        </draw:frame>
        <draw:frame draw:id="id109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place (16:10a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unishment (16:10b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erversion (16:11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1" draw:style-name="a654" draw:master-page-name="Master1-Layout12-tx-Title-and-Text" presentation:presentation-page-layout-name="Master1-PPL12" draw:id="Slide-266">
        <draw:frame draw:id="id110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REVELATION 16</text:span><text:span text:style-name="a656" text:class-names=""/></text:p>
          </draw:text-box>
          <svg:title/>
          <svg:desc/>
        </draw:frame>
        <draw:frame draw:id="id111" presentation:style-name="a680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FIRST JUDGMENT BOWL (16:1-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SECOND JUDGMENT BOWL (16: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IRD JUDGMENT BOWL (16:4-7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FOURTH JUDGMENT BOWL (16:8-9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FIFTH JUDGMENT BOWL (16:10-11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SIXTH JUDGMENT BOWL (16:12-16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2" draw:style-name="a681" draw:master-page-name="Master1-Layout12-tx-Title-and-Text" presentation:presentation-page-layout-name="Master1-PPL12" draw:id="Slide-267">
        <draw:frame draw:id="id112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SIXTH JUDGMENT BOWL (16:12-16)<text:s text:c="1"/></text:span><text:span text:style-name="a683" text:class-names=""/></text:p>
          </draw:text-box>
          <svg:title/>
          <svg:desc/>
        </draw:frame>
        <draw:frame draw:id="id113" presentation:style-name="a698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The place (16:12a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punishment (16:12b-14, 16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promise (16: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3" draw:style-name="a699" draw:master-page-name="Master1-Layout13-twoColTx-Title-and-2-Column-Text" presentation:presentation-page-layout-name="Master1-PPL13" draw:id="Slide-268">
        <draw:frame draw:id="id114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REVELATION 16</text:span><text:span text:style-name="a701" text:class-names=""/></text:p>
          </draw:text-box>
          <svg:title/>
          <svg:desc/>
        </draw:frame>
        <draw:frame draw:id="id115" presentation:style-name="a716" draw:name="Text Placeholder 2" svg:x="1.38021in" svg:y="2in" svg:width="4.61632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FIRST JUDGMENT BOWL (16:1-2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SECOND JUDGMENT BOWL (16:3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THIRD JUDGMENT BOWL (16:4-7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  <draw:frame draw:id="id116" presentation:style-name="a732" draw:name="Text Placeholder 3" svg:x="6.16319in" svg:y="2in" svg:width="4.61632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FOURTH JUDGMENT BOWL (16:8-9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FIFTH JUDGMENT BOWL (16:10-11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SIXTH JUDGMENT BOWL (16:12-16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SEVENTH JUDGMENT BOWL (16:17-21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4" draw:style-name="a733" draw:master-page-name="Master1-Layout12-tx-Title-and-Text" presentation:presentation-page-layout-name="Master1-PPL12" draw:id="Slide-269">
        <draw:frame draw:id="id117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SEVENTH JUDGMENT BOWL (16:17-21)<text:s text:c="1"/></text:span><text:span text:style-name="a735" text:class-names=""/></text:p>
          </draw:text-box>
          <svg:title/>
          <svg:desc/>
        </draw:frame>
        <draw:frame draw:id="id118" presentation:style-name="a750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The place (16:17a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proclamation (16:17b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punishment (16:18-21a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15" draw:style-name="a751" draw:master-page-name="Master1-Layout12-tx-Title-and-Text" presentation:presentation-page-layout-name="Master1-PPL12" draw:id="Slide-270">
        <draw:frame draw:id="id119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<text:s text:c="1"/>The punishment (16:18-21a)<text:s text:c="1"/></text:span><text:span text:style-name="a753" text:class-names=""/></text:p>
          </draw:text-box>
          <svg:title/>
          <svg:desc/>
        </draw:frame>
        <draw:frame draw:id="id120" presentation:style-name="a774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History's greatest earthquake now occurs (16:18).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It splits Babylon into three parts (16:19a).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great cities of the world collapse (16:19b).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Islands vanish, and mountains are flattened (16:2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Hailstones weighing seventy-five pounds fall from the sky (16:21a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16" draw:style-name="a775" draw:master-page-name="Master1-Layout12-tx-Title-and-Text" presentation:presentation-page-layout-name="Master1-PPL12" draw:id="Slide-271">
        <draw:frame draw:id="id121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SEVENTH JUDGMENT BOWL (16:17-21)<text:s text:c="1"/></text:span><text:span text:style-name="a777" text:class-names=""/></text:p>
          </draw:text-box>
          <svg:title/>
          <svg:desc/>
        </draw:frame>
        <draw:frame draw:id="id122" presentation:style-name="a795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<text:s text:c="1"/>The place (16:17a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proclamation (16:17b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The punishment (16:18-21a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e perversion (16:21b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17" draw:style-name="a796" draw:master-page-name="Master1-Layout13-twoColTx-Title-and-2-Column-Text" presentation:presentation-page-layout-name="Master1-PPL13" draw:id="Slide-272">
        <draw:frame draw:id="id123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REVELATION 16</text:span><text:span text:style-name="a798" text:class-names=""/></text:p>
          </draw:text-box>
          <svg:title/>
          <svg:desc/>
        </draw:frame>
        <draw:frame draw:id="id124" presentation:style-name="a813" draw:name="Text Placeholder 2" svg:x="1.38021in" svg:y="2in" svg:width="4.61632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FIRST JUDGMENT BOWL (16:1-2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SECOND JUDGMENT BOWL (16:3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THIRD JUDGMENT BOWL (16:4-7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  <draw:frame draw:id="id125" presentation:style-name="a829" draw:name="Text Placeholder 3" svg:x="6.16319in" svg:y="2in" svg:width="4.61632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FOURTH JUDGMENT BOWL (16:8-9)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FIFTH JUDGMENT BOWL (16:10-11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SIXTH JUDGMENT BOWL (16:12-16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SEVENTH JUDGMENT BOWL (16:17-21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6</dc:title>
    <meta:initial-creator>David STRICKLAND</meta:initial-creator>
    <dc:creator>David STRICKLAND</dc:creator>
    <meta:creation-date>2020-02-22T17:40:40Z</meta:creation-date>
    <dc:date>2020-02-22T17:40:40Z</dc:date>
    <meta:template xlink:href="BibleStudy" xlink:type="simple"/>
    <meta:editing-cycles>1</meta:editing-cycles>
    <meta:editing-duration>PT0S</meta:editing-duration>
    <meta:document-statistic meta:paragraph-count="80" meta:word-count="474"/>
  </office:meta>
</office:document-meta>
</file>